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6.11.21, 03:19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63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5 Kommentare 30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74</text:p>
          </table:table-cell>
          <table:table-cell table:number-columns-repeated="6"/>
        </table:table-row>
        <table:table-row table:style-name="ro1">
          <table:table-cell table:formula="of:=SUM([.A31:.A100000])" office:value-type="float" office:value="74" calcext:value-type="float">
            <text:p>7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sabella Mittelstä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. August 2020 um 17:3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oto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udia Scher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ynisch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 die doof - unser aller Messias von Ö weiss, dass im Juni 2021 alles voebei ist und -Hallelujaer nach zuerst 100000 toten und , dass jeder einen davon kennt, nun uns Milch und Hon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pricht für 21 - da kann sich die „Frau“ Merkel ein Scheibchen abschneiden von dem einz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EU tätigen Messi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Paul-Dawo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at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Maria Thie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 SIE WIRKLICH *WIR* GESAG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?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da Amen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öde Kuh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Sch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? Selbst? Kurz - der wär ja dann ein Ochs! Jedenfalls Fr Merkel kanns nicht sein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tti Og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eib daheim du Dra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ry Mar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kel ist VORBE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ssy Bor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h ja! Und an was stirbt man dan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Mei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sdemenz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ause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unerträglich und unverantwortlich, was Frau Merkel von sich gibt! Wo ist ihre Intelligen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blieben? Anscheinend an der Garderobe abgegeb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é Rump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tti tschüss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Geōrgó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afte doch bitte mit deinem Geld, verzichte auf deine Gehaltserhöhung und bezie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undsicherung nach der Amts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-Maria Meiß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riseupevolu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Wratzf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ihr wurscht, ist ja nicht ihre plei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cco Mos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gen was ... die Impfung MUSS eine ganz andere Funktion haben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ckteuch Dieimpfungindena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youtube.com/watch?v=WBEFjtq3R18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neue Nationalhym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Deutschland zeig Dein Gesicht“ //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isela Ro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kob Wintler Ich war in Berlin dabei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Schwarzlmue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issjaso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s das wirklich gsag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nn ja, dann hats wohl das ausgesprochen, was ein anderer (...) auch de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cheren die sich um jene, die nicht mehr weiter wi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Rautenber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Rautenber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Rautenber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Loa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hts noch schlimme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mona M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fehlen immer mehr die Wor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Cerm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ffentlich ist die alte Hexe bald we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e Pir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Cermak gibt vielleicht ne Abwrackpräm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ja sie hat schon Recht. Was nützt eine gesunde Wirtschaft, wenn es keine Menschen gib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t einkaufen können. Es ist eine Gratwanderung. Ich bin aber der Meinung Menschenl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en über die Wirtschaft. Würden einige von euch es sicher anders sehen, wenn es einen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er Familie treffen wü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ines 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 keine Menschen mehr da? Das CDC hat jetzt die Rate derjenigen, die wirk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dem Virus gestorben sind, auf 6% korrigiert. Das hier ist eine derart aufgeblas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chichte, daß es weh tut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6% auch durch Angehörige deiner Familie entstanden sind, wirst du das vielle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ders sehen. Aber ich glaube hier brauche ich keine weitere Diskussion zu fü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 naja, wenn ich sterbe an einer,, Kokusnussunfall,, Nuss fällt auf Kopf v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skenträger und stirbt an Coron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muss man alle Palmen holzen, Logik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hältnissmässigkeit geht ander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ines 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 ich verstehe schon, daß Betroffene emotionale Gründe haben, aber das bring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m großen Ganzen nichts. Das Wichtigste in einer Krise ist Rationalität. Es ist immer schlimm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manden zu verlieren, egal, woran. Aber wir brauchen jetzt einen rationalen Umgang mit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, der die Realität abbildet und nicht nur Phantasi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 was ein Blödsinn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 einziges Argumen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 auf Ihren Kommentar? Absolu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 eben ging es noch um Kokosnüsse. Wegen Grippe kann ich mich impfen. Mal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angzeitschäden von Corona vollkommen außer acht gela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Allse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Engels gibs auf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 Vujic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n solle nichts einnehm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e Pir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schen sterben, Menschen werden geboren, das ist der Lauf der We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dass alle Menschen jetzt Corona Tote sind ist nicht der Lauf der We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dern Lüge , Bestechung und Machtgeh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ven Pow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r kurzem hörte ich im Radio wieder eine erneute lüge von den Politikern und Pressesprech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das die Mehrheit des Volkes mit Frau Merkel zufrieden sind,aber diese Mehrheit möchte ich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n,die werden die Zahlen verdreht haben,die mehr Mehrheit die nicht zu Frieden sind 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 Mehrheit zufriedener gemacht und umgekeh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werden in diesem Land einfach nur noch ,ausgebeutet,verarscht,Unterdrückt und nur noch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öd dargestellt und wenn die Politik einfach nicht mehr weiter weiss,kommen sie m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ischeisse,aber ich bin lieber tot als rot...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lo Kna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einen Impfstoff .... in Russland. Also alles vorbei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Brende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hat wie alle Politiker ihr Schäfchen im Trocke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Sore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youtu.be/libQ-GjuNn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ahr Corona-Impfstoff: Verheimlichte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us Brez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 Fake. Hat Merkel nie gesag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3: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Mittelstädt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isabella.mittelstaedt/posts/353754339297744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3" calcext:value-type="float">
            <text:p>23</text:p>
          </table:table-cell>
          <table:table-cell table:style-name="ce7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21" calcext:value-type="float">
            <text:p>21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706];[.D706];[.F706])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8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25:18.47669223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34:57.189561490</dc:date>
    <meta:editing-duration>PT7M7S</meta:editing-duration>
    <meta:editing-cycles>4</meta:editing-cycles>
    <meta:document-statistic meta:table-count="1" meta:cell-count="455" meta:object-count="0"/>
  </office:meta>
</office:document-meta>
</file>